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2F00000006F3EBFA0F8BCC7C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text-properties fo:language="en" fo:country="GB"/>
    </style:style>
    <style:style style:name="P2" style:family="paragraph" style:parent-style-name="Footer">
      <style:text-properties fo:language="en" fo:country="GB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Notas_20_Informativas">
      <style:text-properties fo:language="en" fo:country="GB"/>
    </style:style>
    <style:style style:name="P6" style:family="paragraph" style:parent-style-name="Titulo">
      <style:text-properties fo:language="en" fo:country="GB"/>
    </style:style>
    <style:style style:name="P7" style:family="paragraph" style:parent-style-name="Text_20_body">
      <style:text-properties fo:language="en" fo:country="GB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language="en" fo:country="GB"/>
    </style:style>
    <style:style style:name="P9" style:family="paragraph" style:parent-style-name="Standard">
      <style:paragraph-properties fo:text-align="end" style:justify-single-word="false"/>
      <style:text-properties fo:color="#eeeeee" loext:opacity="100%" style:font-name="Calibri" fo:font-size="12pt" fo:language="en" fo:country="GB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fo:text-transform="uppercase" fo:color="#336633" loext:opacity="100%" style:font-name="Calibri" fo:font-size="24pt" fo:language="en" fo:country="GB" fo:font-weight="bold" style:font-size-asian="24pt" style:font-weight-asian="bold" style:font-size-complex="24pt" style:font-weight-complex="bold"/>
    </style:style>
    <style:style style:name="P11" style:family="paragraph" style:parent-style-name="Standard">
      <style:text-properties fo:color="#336633" loext:opacity="100%" style:font-name="Calibri" fo:font-size="24pt" fo:language="en" fo:country="GB" fo:font-weight="normal" style:font-size-asian="24pt" style:font-weight-asian="normal" style:font-size-complex="24pt" style:font-weight-complex="normal"/>
    </style:style>
    <style:style style:name="P12" style:family="paragraph" style:parent-style-name="Text_20_body">
      <style:text-properties fo:color="#336633" loext:opacity="100%" fo:font-size="14pt" fo:language="en" fo:country="GB" style:font-size-asian="14pt" style:font-size-complex="14pt"/>
    </style:style>
    <style:style style:name="P13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fo:language="en" fo:country="GB" style:font-size-asian="12pt" style:font-size-complex="12pt"/>
    </style:style>
    <style:style style:name="P14" style:family="paragraph" style:parent-style-name="Standard">
      <style:text-properties style:font-name="DejaVu Sans" fo:font-size="10pt" fo:language="en" fo:country="GB" style:font-size-asian="10pt" style:font-size-complex="10pt"/>
    </style:style>
    <style:style style:name="P15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GB" style:font-size-asian="10pt" style:font-size-complex="10pt"/>
    </style:style>
    <style:style style:name="P16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language="en" fo:country="GB" fo:font-style="normal" style:text-underline-style="none" fo:font-weight="normal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language="en" fo:country="GB" fo:font-style="normal" style:text-underline-style="none" fo:font-weight="normal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Heading_20_1">
      <style:text-properties fo:language="en" fo:country="GB"/>
    </style:style>
    <style:style style:name="P21" style:family="paragraph" style:parent-style-name="Standard" style:master-page-name="Index">
      <style:paragraph-properties style:page-number="auto"/>
      <style:text-properties fo:language="en" fo:country="GB"/>
    </style:style>
    <style:style style:name="P22" style:family="paragraph" style:parent-style-name="Standard" style:master-page-name="Standard">
      <style:paragraph-properties style:page-number="auto"/>
      <style:text-properties fo:language="en" fo:country="GB"/>
    </style:style>
    <style:style style:name="P23" style:family="paragraph" style:parent-style-name="Standard">
      <style:text-properties style:font-name="Calibri" fo:font-size="12pt" fo:language="en" fo:country="GB" officeooo:paragraph-rsid="002498a1" style:font-size-asian="12pt" style:font-size-complex="12pt"/>
    </style:style>
    <style:style style:name="P24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2498a1" style:font-size-asian="12pt" style:font-size-complex="12pt"/>
    </style:style>
    <style:style style:name="P25" style:family="paragraph" style:parent-style-name="Standard">
      <style:text-properties style:font-name="Calibri" fo:font-size="12pt" officeooo:paragraph-rsid="002498a1" style:font-size-asian="12pt" style:font-size-complex="12pt"/>
    </style:style>
    <style:style style:name="P26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498a1" style:text-blinking="false" fo:background-color="transparent" style:font-size-asian="12pt" style:font-size-complex="12pt"/>
    </style:style>
    <style:style style:name="P27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2498a1"/>
    </style:style>
    <style:style style:name="P28" style:family="paragraph" style:parent-style-name="Standard" style:master-page-name="First_20_Page">
      <style:paragraph-properties style:page-number="auto"/>
      <style:text-properties officeooo:paragraph-rsid="002498a1"/>
    </style:style>
    <style:style style:name="P29" style:family="paragraph" style:parent-style-name="Standard">
      <style:text-properties officeooo:paragraph-rsid="002498a1"/>
    </style:style>
    <style:style style:name="P30" style:family="paragraph" style:parent-style-name="Text_20_body" style:list-style-name="L1">
      <style:text-properties fo:language="en" fo:country="GB"/>
    </style:style>
    <style:style style:name="P31" style:family="paragraph" style:parent-style-name="Text_20_body" style:list-style-name="L2">
      <style:text-properties fo:language="en" fo:country="GB" officeooo:rsid="001dce2c" officeooo:paragraph-rsid="001dce2c"/>
    </style:style>
    <style:style style:name="P32" style:family="paragraph" style:parent-style-name="Text_20_body" style:list-style-name="L2">
      <style:text-properties fo:language="en" fo:country="GB" officeooo:rsid="0021eaa1" officeooo:paragraph-rsid="0021eaa1"/>
    </style:style>
    <style:style style:name="P33" style:family="paragraph" style:parent-style-name="Text_20_body" style:list-style-name="L3">
      <style:text-properties fo:language="en" fo:country="GB" officeooo:rsid="0021eaa1" officeooo:paragraph-rsid="0021eaa1"/>
    </style:style>
    <style:style style:name="P34" style:family="paragraph" style:parent-style-name="Text_20_body" style:list-style-name="L3">
      <style:text-properties fo:language="en" fo:country="GB"/>
    </style:style>
    <style:style style:name="P3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2498a1" style:font-size-asian="24pt" style:font-weight-asian="bold" style:font-size-complex="24pt" style:font-weight-complex="bold"/>
    </style:style>
    <style:style style:name="P36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2498a1" style:text-blinking="false" fo:background-color="transparent" loext:padding="0cm" loext:border="none"/>
    </style:style>
    <style:style style:name="P37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498a1" style:text-blinking="false" fo:background-color="transparent" style:font-size-asian="12pt" style:font-size-complex="12pt"/>
    </style:style>
    <style:style style:name="P38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498a1" style:text-blinking="false" fo:background-color="transparent" style:font-size-asian="12pt" style:font-size-complex="12pt"/>
    </style:style>
    <style:style style:name="T1" style:family="text">
      <style:text-properties fo:color="#999966" loext:opacity="100%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Calibri" fo:font-size="12pt" fo:language="en" fo:country="GB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Calibri" fo:font-size="12pt" fo:language="en" fo:country="GB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10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498a1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3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498a1" style:text-blinking="false" fo:background-color="transparent" loext:char-shading-value="0" style:font-size-asian="36pt" style:font-size-complex="36pt"/>
    </style:style>
    <style:style style:name="T14" style:family="text">
      <style:text-properties officeooo:rsid="001cd66b"/>
    </style:style>
    <style:style style:name="T15" style:family="text">
      <style:text-properties officeooo:rsid="001dce2c"/>
    </style:style>
    <style:style style:name="T16" style:family="text">
      <style:text-properties officeooo:rsid="001e668c"/>
    </style:style>
    <style:style style:name="T17" style:family="text">
      <style:text-properties officeooo:rsid="001f77b3"/>
    </style:style>
    <style:style style:name="T18" style:family="text">
      <style:text-properties officeooo:rsid="0021eaa1"/>
    </style:style>
    <style:style style:name="T19" style:family="text">
      <style:text-properties officeooo:rsid="002246de"/>
    </style:style>
    <style:style style:name="T20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21" style:family="text">
      <style:text-properties fo:color="#1155cc" loext:opacity="100%" style:text-underline-style="solid" style:text-underline-width="auto" style:text-underline-color="font-color"/>
    </style:style>
    <style:style style:name="T22" style:family="text">
      <style:text-properties style:font-name="Calibri" fo:font-size="12pt" style:font-size-asian="12pt" style:font-size-complex="12pt"/>
    </style:style>
    <style:style style:name="T23" style:family="text">
      <style:text-properties officeooo:rsid="002332ea"/>
    </style:style>
    <style:style style:name="T24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6" text:name="NumeroTema"/>
        <text:user-field-decl office:value-type="string" office:string-value="Virtual Machines" text:name="Tema"/>
      </text:user-field-decls>
      <draw:frame draw:style-name="fr1" draw:name="Marco1" text:anchor-type="page" text:anchor-page-number="1" svg:x="2.053cm" svg:y="14.168cm" svg:width="17.009cm" draw:z-index="0">
        <draw:text-box fo:min-height="2.224cm">
          <text:p text:style-name="P9"/>
          <text:p text:style-name="P9"><text:user-field-get text:name="Modulo">Computer Systems</text:user-field-get></text:p>
          <text:p text:style-name="P9">CFGS DAW</text:p>
        </draw:text-box>
      </draw:frame>
      <text:p text:style-name="P28"/>
      <text:p text:style-name="P29"/>
      <text:p text:style-name="P29"/>
      <text:p text:style-name="P29"/>
      <text:p text:style-name="P35"><text:span text:style-name="T8">Computer Systems – </text:span><text:span text:style-name="T10">Study</text:span><text:span text:style-name="T9"> </text:span><text:span text:style-name="T10">guide</text:span><text:span text:style-name="T11"><text:line-break/></text:span><text:span text:style-name="T12">UD 0</text:span><text:span text:style-name="T13">6</text:span><text:span text:style-name="T12">. </text:span><text:span text:style-name="T20"><text:user-field-get text:name="Tema">Virtual Machines</text:user-field-get></text:span></text:p>
      <text:p text:style-name="P36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37">Sergio García / Alfredo Oltra</text:p>
      <text:p text:style-name="P26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21">s</text:span></text:a></text:p>
      <text:p text:style-name="P27"><text:a xlink:type="simple" xlink:href="mailto:alfredo.oltra@ceedcv.es" text:style-name="Internet_20_link" text:visited-style-name="Visited_20_Internet_20_Link"><text:span text:style-name="T22">alfredo.oltra</text:span></text:a><text:a xlink:type="simple" xlink:href="mailto:alfredo.oltra@ceedcv.es" text:style-name="Internet_20_link" text:visited-style-name="Visited_20_Internet_20_Link"><text:span text:style-name="T22">@</text:span></text:a><text:a xlink:type="simple" xlink:href="mailto:alfredo.oltra@ceedcv.es" text:style-name="Internet_20_link" text:visited-style-name="Visited_20_Internet_20_Link"><text:span text:style-name="T22">ceedcv.e</text:span></text:a><text:a xlink:type="simple" xlink:href="mailto:alfredo.oltra@ceedcv.es" text:style-name="Internet_20_link" text:visited-style-name="Visited_20_Internet_20_Link"><text:span text:style-name="T7">s</text:span></text:a></text:p>
      <text:p text:style-name="P38">20<text:span text:style-name="T23">22</text:span>/20<text:span text:style-name="T24">2</text:span><text:span text:style-name="T23">3</text:span></text:p>
      <text:p text:style-name="P24"><text:tab/><text:tab/><text:tab/><text:tab/><text:tab/><text:tab/><text:tab/><text:tab/><text:tab/><text:tab/>Versión:<text:date style:data-style-name="N104" text:date-value="2022-06-02T16:20:36.033198167">220602</text:date>.<text:time style:data-style-name="N105" text:time-value="2022-06-02T16:20:36.033358471">1620</text:time></text:p>
      <text:p text:style-name="P25"/>
      <text:p text:style-name="P23"/>
      <text:p text:style-name="P4"/>
      <text:p text:style-name="P4"/>
      <text:p text:style-name="P4"/>
      <text:p text:style-name="P21"/>
      <text:p text:style-name="P12">Licencia</text:p>
      <text:p text:style-name="P4"/>
      <text:p text:style-name="P15"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14"/>
      <text:p text:style-name="P14"><text:s/></text:p>
      <text:p text:style-name="P12">Nomenclatura</text:p>
      <text:p text:style-name="P7"/>
      <text:p text:style-name="P7">A lo largo de este tema se utilizarán distintos símbolos para distinguir elementos importantes dentro del contenido. Estos símbolos son:</text:p>
      <text:p text:style-name="P7"/>
      <text:p text:style-name="P5"><text:span text:style-name="T3"> </text:span>Importante</text:p>
      <text:p text:style-name="P8"/>
      <text:p text:style-name="P5"><text:span text:style-name="T3"> </text:span>Atención</text:p>
      <text:p text:style-name="P8"/>
      <text:p text:style-name="P5"><text:span text:style-name="T3"></text:span> <text:s/>Interesante</text:p>
      <text:h text:style-name="P20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9">1. Data<text:tab/>3</text:p>
          <text:p text:style-name="P19">2. Previous knowledge<text:tab/>3</text:p>
          <text:p text:style-name="P19">3. Objectives<text:tab/>3</text:p>
          <text:p text:style-name="P19">4. Contents<text:tab/>3</text:p>
          <text:p text:style-name="P19">5. Activities<text:tab/>3</text:p>
          <text:p text:style-name="P19">6. Recommendations<text:tab/>3</text:p>
        </text:index-body>
      </text:table-of-content>
      <text:p text:style-name="P4"/>
      <text:p text:style-name="P22"/>
      <text:p text:style-name="P6">UD0<text:user-field-get text:name="NumeroTema">6</text:user-field-get>. <text:user-field-get text:name="Tema">Virtual Machines</text:user-field-get></text:p>
      <text:p text:style-name="P6"/>
      <text:h text:style-name="P20" text:outline-level="1">Data</text:h>
      <text:p text:style-name="P7">From <text:span text:style-name="T18">02</text:span>/1<text:span text:style-name="T17">2</text:span>/201<text:span text:style-name="T19">9</text:span> to <text:span text:style-name="T19">09</text:span>/1<text:span text:style-name="T16">2</text:span>/201<text:span text:style-name="T19">9</text:span>. The length of the unit is <text:span text:style-name="T19">1</text:span> weeks (<text:span text:style-name="T19">8</text:span> hours).</text:p>
      <text:h text:style-name="P20" text:outline-level="1">Previous knowledge</text:h>
      <text:p text:style-name="P7">Previous units, specially unit 0<text:span text:style-name="T14">5</text:span></text:p>
      <text:h text:style-name="P20" text:outline-level="1">Objectives</text:h>
      <text:list xml:id="list2198268570" text:style-name="L1">
        <text:list-item>
          <text:p text:style-name="P30">To learn <text:span text:style-name="T15">what is a virtual machine</text:span>.</text:p>
        </text:list-item>
        <text:list-item>
          <text:p text:style-name="P30">To learn how to <text:span text:style-name="T15">install an operating system in a virtual machine</text:span>.</text:p>
        </text:list-item>
      </text:list>
      <text:h text:style-name="P20" text:outline-level="1">Contents</text:h>
      <text:list xml:id="list30092356" text:style-name="L2">
        <text:list-item>
          <text:p text:style-name="P31">Types of virtual machines</text:p>
        </text:list-item>
        <text:list-item>
          <text:p text:style-name="P31">Virtual box</text:p>
        </text:list-item>
        <text:list-item>
          <text:p text:style-name="P32">Docker</text:p>
        </text:list-item>
      </text:list>
      <text:h text:style-name="P20" text:outline-level="1">Activities</text:h>
      <text:list xml:id="list3797219385" text:style-name="L3">
        <text:list-item>
          <text:p text:style-name="P34">Research and development activities, <text:span text:style-name="T15">trying to install a dual boot with Windows 10 y Ubuntu (Linux).</text:span></text:p>
        </text:list-item>
        <text:list-item>
          <text:p text:style-name="P33">Research and development activities, using Docker<text:span text:style-name="T15">.</text:span></text:p>
        </text:list-item>
      </text:list>
      <text:h text:style-name="P20" text:outline-level="1">Recommendations</text:h>
      <text:p text:style-name="P7">Try to follow visual guides and video tutorials about how to assemble a computer, because text is not enough to understand whole process.</text:p>
      <text:p text:style-name="P7">The activities help you ordering and clarifying idea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5">
      <number:hours number:style="long"/>
      <number:minutes number:style="long"/>
    </number:time-style>
    <number:date-style style:name="N104">
      <number:year/>
      <number:month number:style="long"/>
      <number:day number:style="long"/>
    </number:date-style>
    <number:time-style style:name="N10112" number:language="en" number:country="GB">
      <number:hours number:style="long"/>
      <number:minutes number:style="long"/>
    </number:time-style>
    <number:date-style style:name="N10111" number:language="en" number:country="GB">
      <number:year/>
      <number:month number:style="long"/>
      <number:day number:style="long"/>
    </number:date-style>
    <number:time-style style:name="N20122" number:language="en" number:country="US">
      <number:hours number:style="long"/>
      <number:minutes number:style="long"/>
    </number:time-style>
    <number:date-style style:name="N20121" number:language="en" number:country="US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text-properties fo:language="en" fo:country="GB"/>
    </style:style>
    <style:style style:name="MP2" style:family="paragraph" style:parent-style-name="Footer">
      <style:text-properties fo:language="en" fo:country="GB"/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MT1" style:family="text">
      <style:text-properties fo:color="#999966" loext:opacity="100%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6" text:name="NumeroTema"/>
          <text:user-field-decl office:value-type="string" office:string-value="Virtual Machines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6</text:user-field-get></text:span><text:span text:style-name="MT1">. </text:span><text:span text:style-name="MT1"><text:user-field-get text:name="Tema">Virtual Machines</text:user-field-get></text:span></text:p>
      </style:header>
      <style:footer>
        <text:user-field-decls>
          <text:user-field-decl office:value-type="string" office:string-value="6" text:name="NumeroTema"/>
        </text:user-field-decls>
        <text:p text:style-name="MP2"><text:span text:style-name="MT1">CGFS. Desarrollo de </text:span>Aplicaciones<text:span text:style-name="MT1"> WEB<text:tab/><text:tab/></text:span><text:span text:style-name="MT1"><text:user-field-get text:name="NumeroTema">6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 draw:style-name="Mdp1">
      <style:header>
        <text:p text:style-name="MP1"/>
      </style:header>
      <style:footer>
        <text:p text:style-name="MP3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HTML" style:page-layout-name="Mpm7"/>
    <style:master-page style:name="Footnote" style:page-layout-name="Mpm8"/>
    <style:master-page style:name="Endnot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5T13:17:11.549477348</meta:creation-date>
    <meta:editing-duration>P1DT14H47M13S</meta:editing-duration>
    <meta:editing-cycles>27</meta:editing-cycles>
    <meta:generator>LibreOffice/7.3.3.2$Linux_X86_64 LibreOffice_project/30$Build-2</meta:generator>
    <dc:title>Plantilla CEED</dc:title>
    <dc:date>2022-06-02T16:20:35.801494572</dc:date>
    <meta:print-date>2016-11-05T11:04:59.786000000</meta:print-date>
    <meta:document-statistic meta:table-count="0" meta:image-count="1" meta:object-count="0" meta:page-count="3" meta:paragraph-count="45" meta:word-count="248" meta:character-count="1570" meta:non-whitespace-character-count="1359"/>
    <meta:template xlink:type="simple" xlink:actuate="onRequest" xlink:title="Plantilla CEED" xlink:href="../../.config/libreoffice/4/user/template/Plantilla%20CEED.ott" meta:date="2016-09-15T13:17:11.020000000"/>
  </office:meta>
</office:document-meta>
</file>